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ce3" style:family="table-cell" style:parent-style-name="Default" style:data-style-name="N121">
      <style:table-cell-properties fo:background-color="#81d41a"/>
    </style:style>
    <style:style style:name="ce4" style:family="table-cell" style:parent-style-name="Default" style:data-style-name="N11"/>
    <style:style style:name="ce5" style:family="table-cell" style:parent-style-name="Default" style:data-style-name="N12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/>
          <table:table-cell table:style-name="Default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</text:p>
          </table:table-cell>
          <table:table-cell office:value-type="currency" office:currency="HUF" office:value="1000" calcext:value-type="currency">
            <text:p>1,000.00 Ft</text:p>
          </table:table-cell>
          <table:table-cell table:style-name="ce2" office:value-type="currency" office:currency="HUF" office:value="2000" calcext:value-type="currency">
            <text:p>2,000.00 Ft</text:p>
          </table:table-cell>
          <table:table-cell table:style-name="ce2" office:value-type="currency" office:currency="HUF" office:value="500" calcext:value-type="currency">
            <text:p>500.00 Ft</text:p>
          </table:table-cell>
          <table:table-cell table:style-name="ce2" office:value-type="currency" office:currency="HUF" office:value="400" calcext:value-type="currency">
            <text:p>400.00 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gin</text:p>
          </table:table-cell>
          <table:table-cell table:style-name="ce3" office:value-type="currency" office:currency="HUF" office:value="400" calcext:value-type="currency">
            <text:p>400.00 Ft</text:p>
          </table:table-cell>
          <table:table-cell table:style-name="ce3" office:value-type="currency" office:currency="HUF" office:value="370" calcext:value-type="currency">
            <text:p>370.00 Ft</text:p>
          </table:table-cell>
          <table:table-cell table:style-name="ce3" office:value-type="currency" office:currency="HUF" office:value="100" calcext:value-type="currency">
            <text:p>100.00 Ft</text:p>
          </table:table-cell>
          <table:table-cell table:style-name="ce3" office:value-type="currency" office:currency="HUF" office:value="200" calcext:value-type="currency">
            <text:p>200.00 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gin %</text:p>
          </table:table-cell>
          <table:table-cell table:style-name="ce4" table:formula="of:=[.B3]/[.B2]" office:value-type="percentage" office:value="0.4" calcext:value-type="percentage">
            <text:p>40.00%</text:p>
          </table:table-cell>
          <table:table-cell table:style-name="ce4" table:formula="of:=[.C3]/[.C2]" office:value-type="percentage" office:value="0.185" calcext:value-type="percentage">
            <text:p>18.50%</text:p>
          </table:table-cell>
          <table:table-cell table:style-name="ce4" table:formula="of:=[.D3]/[.D2]" office:value-type="percentage" office:value="0.2" calcext:value-type="percentage">
            <text:p>20.00%</text:p>
          </table:table-cell>
          <table:table-cell table:style-name="ce4" table:formula="of:=[.E3]/[.E2]" office:value-type="percentage" office:value="0.5" calcext:value-type="percentage">
            <text:p>50.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T</text:p>
          </table:table-cell>
          <table:table-cell table:formula="of:=([.B2]+[.B3])*0.27" office:value-type="currency" office:currency="HUF" office:value="378" calcext:value-type="currency">
            <text:p>378.00 Ft</text:p>
          </table:table-cell>
          <table:table-cell table:style-name="ce2" table:formula="of:=([.C2]+[.C3])*0.27" office:value-type="currency" office:currency="HUF" office:value="639.9" calcext:value-type="currency">
            <text:p>639.90 Ft</text:p>
          </table:table-cell>
          <table:table-cell table:style-name="ce2" table:formula="of:=([.D2]+[.D3])*0.27" office:value-type="currency" office:currency="HUF" office:value="162" calcext:value-type="currency">
            <text:p>162.00 Ft</text:p>
          </table:table-cell>
          <table:table-cell table:style-name="ce2" table:formula="of:=([.E2]+[.E3])*0.27" office:value-type="currency" office:currency="HUF" office:value="162" calcext:value-type="currency">
            <text:p>162.00 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 net</text:p>
          </table:table-cell>
          <table:table-cell table:formula="of:=[.B2]+[.B3]" office:value-type="currency" office:currency="HUF" office:value="1400" calcext:value-type="currency">
            <text:p>1,400.00 Ft</text:p>
          </table:table-cell>
          <table:table-cell table:style-name="ce2" table:formula="of:=[.C2]+[.C3]" office:value-type="currency" office:currency="HUF" office:value="2370" calcext:value-type="currency">
            <text:p>2,370.00 Ft</text:p>
          </table:table-cell>
          <table:table-cell table:style-name="ce2" table:formula="of:=[.D2]+[.D3]" office:value-type="currency" office:currency="HUF" office:value="600" calcext:value-type="currency">
            <text:p>600.00 Ft</text:p>
          </table:table-cell>
          <table:table-cell table:style-name="ce2" table:formula="of:=[.E2]+[.E3]" office:value-type="currency" office:currency="HUF" office:value="600" calcext:value-type="currency">
            <text:p>600.00 F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otal gross</text:p>
          </table:table-cell>
          <table:table-cell table:style-name="ce5" table:formula="of:=[.B2]+[.B3]+[.B5]" office:value-type="currency" office:currency="HUF" office:value="1778" calcext:value-type="currency">
            <text:p>1,778.00 Ft</text:p>
          </table:table-cell>
          <table:table-cell table:style-name="ce5" table:formula="of:=[.C2]+[.C3]+[.C5]" office:value-type="currency" office:currency="HUF" office:value="3009.9" calcext:value-type="currency">
            <text:p>3,009.90 Ft</text:p>
          </table:table-cell>
          <table:table-cell table:style-name="ce5" table:formula="of:=[.D2]+[.D3]+[.D5]" office:value-type="currency" office:currency="HUF" office:value="762" calcext:value-type="currency">
            <text:p>762.00 Ft</text:p>
          </table:table-cell>
          <table:table-cell table:style-name="ce5" table:formula="of:=[.E2]+[.E3]+[.E5]" office:value-type="currency" office:currency="HUF" office:value="762" calcext:value-type="currency">
            <text:p>762.00 Ft</text:p>
          </table:table-cell>
          <table:table-cell table:style-name="ce1" table:number-columns-repeated="101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Cart total net</text:p>
          </table:table-cell>
          <table:table-cell table:formula="of:=SUM([.B6:.E6])" office:value-type="currency" office:currency="HUF" office:value="4970" calcext:value-type="currency">
            <text:p>4,970.00 F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t total gross</text:p>
          </table:table-cell>
          <table:table-cell table:formula="of:=SUM([.B7:.E7])" office:value-type="currency" office:currency="HUF" office:value="6311.9" calcext:value-type="currency">
            <text:p>6,311.90 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VAT</text:p>
          </table:table-cell>
          <table:table-cell table:formula="of:=SUM([.B5:.E5])" office:value-type="currency" office:currency="HUF" office:value="1341.9" calcext:value-type="currency">
            <text:p>1,341.90 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profit net</text:p>
          </table:table-cell>
          <table:table-cell table:style-name="ce5" table:formula="of:=SUM([.B3:.E3])" office:value-type="currency" office:currency="HUF" office:value="1070" calcext:value-type="currency">
            <text:p>1,070.00 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profit gross</text:p>
          </table:table-cell>
          <table:table-cell table:formula="of:=[.B10]-SUM([.B2:.E2])*1.27" office:value-type="currency" office:currency="HUF" office:value="1358.9" calcext:value-type="currency">
            <text:p>1,358.90 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margin net</text:p>
          </table:table-cell>
          <table:table-cell table:style-name="ce4" table:formula="of:=[.B12]/[.B9]" office:value-type="percentage" office:value="0.215291750503018" calcext:value-type="percentage">
            <text:p>21.53%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Mezei</meta:initial-creator>
    <meta:creation-date>2020-05-12T14:46:00.792919619</meta:creation-date>
    <dc:date>2020-05-12T14:57:50.289908036</dc:date>
    <dc:creator>Peter Mezei</dc:creator>
    <meta:editing-duration>PT11M50S</meta:editing-duration>
    <meta:editing-cycles>2</meta:editing-cycles>
    <meta:generator>LibreOffice/6.4.3.2$Linux_X86_64 LibreOffice_project/40$Build-2</meta:generator>
    <meta:document-statistic meta:table-count="1" meta:cell-count="46" meta:object-count="0"/>
  </office:meta>
</office:document-meta>
</file>